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8" calcext:value-type="float">
            <text:p>708</text:p>
          </table:table-cell>
          <table:table-cell table:style-name="ce7" table:formula="of:=COUNTIF([.B7:.B999];&quot;X&quot;)" office:value-type="float" office:value="600" calcext:value-type="float">
            <text:p>60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49" calcext:value-type="float">
            <text:p>7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4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9:34:43.1393186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0T19:35:42.585636736</dc:date>
    <meta:editing-duration>PT19H30M21S</meta:editing-duration>
    <meta:editing-cycles>694</meta:editing-cycles>
    <meta:document-statistic meta:table-count="1" meta:cell-count="4252" meta:object-count="0"/>
  </office:meta>
</office:document-meta>
</file>